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f4c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4c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uel/Gas</text:p>
          </table:table-cell>
          <table:table-cell office:value-type="string" calcext:value-type="string">
            <text:p>fnrb</text:p>
          </table:table-cell>
          <table:table-cell office:value-type="string" calcext:value-type="string">
            <text:p>wood_equivalent</text:p>
          </table:table-cell>
          <table:table-cell table:style-name="Default" office:value-type="string" calcext:value-type="string">
            <text:p>NCV 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CH4</text:p>
          </table:table-cell>
          <table:table-cell table:style-name="ce1" office:value-type="string" calcext:value-type="string">
            <text:p>NO2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NMHC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OC</text:p>
          </table:table-cell>
          <table:table-cell table:style-name="ce1" office:value-type="string" calcext:value-type="string">
            <text:p>SO2</text:p>
          </table:table-cell>
          <table:table-cell table:style-name="ce1" office:value-type="string" calcext:value-type="string">
            <text:p>CO2eq_gwp100</text:p>
          </table:table-cell>
          <table:table-cell table:style-name="ce1" office:value-type="string" calcext:value-type="string">
            <text:p>CO2eq_gwp20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2" office:value-type="float" office:value="20.7" calcext:value-type="float">
            <text:p>20.7</text:p>
          </table:table-cell>
          <table:table-cell office:value-type="float" office:value="97.5" calcext:value-type="float">
            <text:p>97.5</text:p>
          </table:table-cell>
          <table:table-cell office:value-type="float" office:value="0.3" calcext:value-type="float">
            <text:p>0.3</text:p>
          </table:table-cell>
          <table:table-cell office:value-type="float" office:value="0.0015" calcext:value-type="float">
            <text:p>0.0015</text:p>
          </table:table-cell>
          <table:table-cell table:formula="of:=20.67/[.D2]" office:value-type="float" office:value="0.998550724637681" calcext:value-type="float">
            <text:p>0.998550724637681</text:p>
          </table:table-cell>
          <table:table-cell table:formula="of:=1.6/[.D2]" office:value-type="float" office:value="0.0772946859903382" calcext:value-type="float">
            <text:p>0.077294685990338</text:p>
          </table:table-cell>
          <table:table-cell table:formula="of:=3.08/[.D2]" office:value-type="float" office:value="0.148792270531401" calcext:value-type="float">
            <text:p>0.148792270531401</text:p>
          </table:table-cell>
          <table:table-cell table:formula="of:=2.35/[.D2]" office:value-type="float" office:value="0.113526570048309" calcext:value-type="float">
            <text:p>0.113526570048309</text:p>
          </table:table-cell>
          <table:table-cell table:formula="of:=0.15/[.D2]" office:value-type="float" office:value="0.0072463768115942" calcext:value-type="float">
            <text:p>0.007246376811594</text:p>
          </table:table-cell>
          <table:table-cell table:formula="of:=[.E2]*[.$E$13]+[.F2]*[.$F$13]+[.G2]*[.$G$13]+[.H2]*[.$H$13]+[.I2]*[.$I$13]+[.J2]*[.$J$13]+[.K2]*[.$K$13]+[.L2]*[.$L$13]" office:value-type="float" office:value="0" calcext:value-type="float">
            <text:p>0</text:p>
          </table:table-cell>
          <table:table-cell table:formula="of:=[.E2]*[.$E$14] + [.F2]*[.$F$14]+[.G2]*[.$G$14]+[.H2]*[.$H$14]+[.I2]*[.$I$14]+[.J2]*[.$J$14]+[.K2]*[.$K$14]+[.L2]*[.$L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office:value-type="float" office:value="112" calcext:value-type="float">
            <text:p>112</text:p>
          </table:table-cell>
          <table:table-cell office:value-type="float" office:value="0.3" calcext:value-type="float">
            <text:p>0.3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formula="of:=1.1/[.D3]" office:value-type="float" office:value="0.0705128205128205" calcext:value-type="float">
            <text:p>0.070512820512821</text:p>
          </table:table-cell>
          <table:table-cell table:formula="of:=2.15/[.D3]" office:value-type="float" office:value="0.137820512820513" calcext:value-type="float">
            <text:p>0.137820512820513</text:p>
          </table:table-cell>
          <table:table-cell table:formula="of:=0.27/[.D3]" office:value-type="float" office:value="0.0173076923076923" calcext:value-type="float">
            <text:p>0.017307692307692</text:p>
          </table:table-cell>
          <table:table-cell table:formula="of:=[.E3]*[.$E$13]+[.F3]*[.$F$13]+[.G3]*[.$G$13]+[.H3]*[.$H$13]+[.I3]*[.$I$13]+[.J3]*[.$J$13]+[.K3]*[.$K$13]+[.L3]*[.$L$13]" office:value-type="float" office:value="0" calcext:value-type="float">
            <text:p>0</text:p>
          </table:table-cell>
          <table:table-cell table:formula="of:=[.E3]*[.$E$14] + [.F3]*[.$F$14]+[.G3]*[.$G$14]+[.H3]*[.$H$14]+[.I3]*[.$I$14]+[.J3]*[.$J$14]+[.K3]*[.$K$14]+[.L3]*[.$L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float" office:value="0.34" calcext:value-type="float">
            <text:p>0.34</text:p>
          </table:table-cell>
          <table:table-cell table:formula="of:=3.6*[.D3]/[.D4]" office:value-type="float" office:value="1.90372881355932" calcext:value-type="float">
            <text:p>1.90372881355932</text:p>
          </table:table-cell>
          <table:table-cell office:value-type="float" office:value="29.5" calcext:value-type="float">
            <text:p>29.5</text:p>
          </table:table-cell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0.18/[.D4]" office:value-type="float" office:value="0.00610169491525424" calcext:value-type="float">
            <text:p>0.006101694915254</text:p>
          </table:table-cell>
          <table:table-cell table:formula="of:=0.25/[.D4]" office:value-type="float" office:value="0.00847457627118644" calcext:value-type="float">
            <text:p>0.008474576271186</text:p>
          </table:table-cell>
          <table:table-cell table:formula="of:=0.4/[.D4]" office:value-type="float" office:value="0.0135593220338983" calcext:value-type="float">
            <text:p>0.013559322033898</text:p>
          </table:table-cell>
          <table:table-cell table:formula="of:=[.E4]*[.$E$13]+[.F4]*[.$F$13]+[.G4]*[.$G$13]+[.H4]*[.$H$13]+[.I4]*[.$I$13]+[.J4]*[.$J$13]+[.K4]*[.$K$13]+[.L4]*[.$L$13]" office:value-type="float" office:value="0" calcext:value-type="float">
            <text:p>0</text:p>
          </table:table-cell>
          <table:table-cell table:formula="of:=[.E4]*[.$E$14] + [.F4]*[.$F$14]+[.G4]*[.$G$14]+[.H4]*[.$H$14]+[.I4]*[.$I$14]+[.J4]*[.$J$14]+[.K4]*[.$K$14]+[.L4]*[.$L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os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3.8" calcext:value-type="float">
            <text:p>43.8</text:p>
          </table:table-cell>
          <table:table-cell office:value-type="float" office:value="71.9" calcext:value-type="float">
            <text:p>71.9</text:p>
          </table:table-cell>
          <table:table-cell office:value-type="float" office:value="0.01" calcext:value-type="float">
            <text:p>0.01</text:p>
          </table:table-cell>
          <table:table-cell office:value-type="float" office:value="0.0006" calcext:value-type="float">
            <text:p>0.0006</text:p>
          </table:table-cell>
          <table:table-cell table:formula="of:=5.65/[.D5]" office:value-type="float" office:value="0.128995433789954" calcext:value-type="float">
            <text:p>0.128995433789954</text:p>
          </table:table-cell>
          <table:table-cell table:formula="of:=5.05/[.D5]" office:value-type="float" office:value="0.115296803652968" calcext:value-type="float">
            <text:p>0.115296803652968</text:p>
          </table:table-cell>
          <table:table-cell table:formula="of:=0.03/[.D5]" office:value-type="float" office:value="0.000684931506849315" calcext:value-type="float">
            <text:p>0.000684931506849</text:p>
          </table:table-cell>
          <table:table-cell table:formula="of:=0.04/[.D5]" office:value-type="float" office:value="0.00091324200913242" calcext:value-type="float">
            <text:p>0.000913242009132</text:p>
          </table:table-cell>
          <table:table-cell table:formula="of:=0.03/[.D5]" office:value-type="float" office:value="0.000684931506849315" calcext:value-type="float">
            <text:p>0.000684931506849</text:p>
          </table:table-cell>
          <table:table-cell table:formula="of:=[.E5]*[.$E$13]+[.F5]*[.$F$13]+[.G5]*[.$G$13]+[.H5]*[.$H$13]+[.I5]*[.$I$13]+[.J5]*[.$J$13]+[.K5]*[.$K$13]+[.L5]*[.$L$13]" office:value-type="float" office:value="0" calcext:value-type="float">
            <text:p>0</text:p>
          </table:table-cell>
          <table:table-cell table:formula="of:=[.E5]*[.$E$14] + [.F5]*[.$F$14]+[.G5]*[.$G$14]+[.H5]*[.$H$14]+[.I5]*[.$I$14]+[.J5]*[.$J$14]+[.K5]*[.$K$14]+[.L5]*[.$L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7.3" calcext:value-type="float">
            <text:p>47.3</text:p>
          </table:table-cell>
          <table:table-cell office:value-type="float" office:value="63.1" calcext:value-type="float">
            <text:p>63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1" calcext:value-type="float">
            <text:p>0.0001</text:p>
          </table:table-cell>
          <table:table-cell table:formula="of:=3.69/[.D6]" office:value-type="float" office:value="0.0780126849894292" calcext:value-type="float">
            <text:p>0.078012684989429</text:p>
          </table:table-cell>
          <table:table-cell table:formula="of:=7.35/[.D6]" office:value-type="float" office:value="0.1553911205074" calcext:value-type="float">
            <text:p>0.1553911205074</text:p>
          </table:table-cell>
          <table:table-cell table:formula="of:=0.07/[.D6]" office:value-type="float" office:value="0.00147991543340381" calcext:value-type="float">
            <text:p>0.001479915433404</text:p>
          </table:table-cell>
          <table:table-cell table:formula="of:=0.07/[.D6]" office:value-type="float" office:value="0.00147991543340381" calcext:value-type="float">
            <text:p>0.001479915433404</text:p>
          </table:table-cell>
          <table:table-cell office:value-type="float" office:value="0" calcext:value-type="float">
            <text:p>0</text:p>
          </table:table-cell>
          <table:table-cell table:formula="of:=[.E6]*[.$E$13]+[.F6]*[.$F$13]+[.G6]*[.$G$13]+[.H6]*[.$H$13]+[.I6]*[.$I$13]+[.J6]*[.$J$13]+[.K6]*[.$K$13]+[.L6]*[.$L$13]" office:value-type="float" office:value="0" calcext:value-type="float">
            <text:p>0</text:p>
          </table:table-cell>
          <table:table-cell table:formula="of:=[.E6]*[.$E$14] + [.F6]*[.$F$14]+[.G6]*[.$G$14]+[.H6]*[.$H$14]+[.I6]*[.$I$14]+[.J6]*[.$J$14]+[.K6]*[.$K$14]+[.L6]*[.$L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8" calcext:value-type="float">
            <text:p>48</text:p>
          </table:table-cell>
          <table:table-cell office:value-type="float" office:value="56.1" calcext:value-type="float">
            <text:p>56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0.07/[.D7]" office:value-type="float" office:value="0.00145833333333333" calcext:value-type="float">
            <text:p>0.001458333333333</text:p>
          </table:table-cell>
          <table:table-cell table:formula="of:=0.07/[.D7]" office:value-type="float" office:value="0.00145833333333333" calcext:value-type="float">
            <text:p>0.001458333333333</text:p>
          </table:table-cell>
          <table:table-cell office:value-type="float" office:value="0" calcext:value-type="float">
            <text:p>0</text:p>
          </table:table-cell>
          <table:table-cell table:formula="of:=[.E7]*[.$E$13]+[.F7]*[.$F$13]+[.G7]*[.$G$13]+[.H7]*[.$H$13]+[.I7]*[.$I$13]+[.J7]*[.$J$13]+[.K7]*[.$K$13]+[.L7]*[.$L$13]" office:value-type="float" office:value="0" calcext:value-type="float">
            <text:p>0</text:p>
          </table:table-cell>
          <table:table-cell table:formula="of:=[.E7]*[.$E$14] + [.F7]*[.$F$14]+[.G7]*[.$G$14]+[.H7]*[.$H$14]+[.I7]*[.$I$14]+[.J7]*[.$J$14]+[.K7]*[.$K$14]+[.L7]*[.$L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3" calcext:value-type="float">
            <text:p>43</text:p>
          </table:table-cell>
          <table:table-cell office:value-type="float" office:value="74.1" calcext:value-type="float">
            <text:p>74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 0.8625/[.D8]" office:value-type="float" office:value="0.0200581395348837" calcext:value-type="float">
            <text:p>0.020058139534884</text:p>
          </table:table-cell>
          <table:table-cell table:formula="of:=1.24/[.D8]" office:value-type="float" office:value="0.0288372093023256" calcext:value-type="float">
            <text:p>0.028837209302326</text:p>
          </table:table-cell>
          <table:table-cell table:formula="of:=0.2979048/[.D8]" office:value-type="float" office:value="0.00692801860465116" calcext:value-type="float">
            <text:p>0.006928018604651</text:p>
          </table:table-cell>
          <table:table-cell table:formula="of:=[.E8]*[.$E$13]+[.F8]*[.$F$13]+[.G8]*[.$G$13]+[.H8]*[.$H$13]+[.I8]*[.$I$13]+[.J8]*[.$J$13]+[.K8]*[.$K$13]+[.L8]*[.$L$13]" office:value-type="float" office:value="0" calcext:value-type="float">
            <text:p>0</text:p>
          </table:table-cell>
          <table:table-cell table:formula="of:=[.E8]*[.$E$14] + [.F8]*[.$F$14]+[.G8]*[.$G$14]+[.H8]*[.$H$14]+[.I8]*[.$I$14]+[.J8]*[.$J$14]+[.K8]*[.$K$14]+[.L8]*[.$L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ff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0.2" calcext:value-type="float">
            <text:p>40.2</text:p>
          </table:table-cell>
          <table:table-cell office:value-type="float" office:value="73.3" calcext:value-type="float">
            <text:p>73.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6" calcext:value-type="float">
            <text:p>0.0006</text:p>
          </table:table-cell>
          <table:table-cell table:formula="of:=5.65/[.D5]" office:value-type="float" office:value="0.128995433789954" calcext:value-type="float">
            <text:p>0.128995433789954</text:p>
          </table:table-cell>
          <table:table-cell table:formula="of:=5.05/[.D5]" office:value-type="float" office:value="0.115296803652968" calcext:value-type="float">
            <text:p>0.115296803652968</text:p>
          </table:table-cell>
          <table:table-cell table:formula="of:=0.03/[.D5]" office:value-type="float" office:value="0.000684931506849315" calcext:value-type="float">
            <text:p>0.000684931506849</text:p>
          </table:table-cell>
          <table:table-cell table:formula="of:=0.04/[.D9]" office:value-type="float" office:value="0.00099502487562189" calcext:value-type="float">
            <text:p>0.000995024875622</text:p>
          </table:table-cell>
          <table:table-cell table:formula="of:=0.03/[.D9]" office:value-type="float" office:value="0.000746268656716418" calcext:value-type="float">
            <text:p>0.000746268656716</text:p>
          </table:table-cell>
          <table:table-cell table:formula="of:=[.E9]*[.$E$13]+[.F9]*[.$F$13]+[.G9]*[.$G$13]+[.H9]*[.$H$13]+[.I9]*[.$I$13]+[.J9]*[.$J$13]+[.K9]*[.$K$13]+[.L9]*[.$L$13]" office:value-type="float" office:value="0" calcext:value-type="float">
            <text:p>0</text:p>
          </table:table-cell>
          <table:table-cell table:formula="of:=[.E9]*[.$E$14] + [.F9]*[.$F$14]+[.G9]*[.$G$14]+[.H9]*[.$H$14]+[.I9]*[.$I$14]+[.J9]*[.$J$14]+[.K9]*[.$K$14]+[.L9]*[.$L$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mille Belmin</meta:initial-creator>
    <meta:creation-date>2022-12-17T11:42:00.082202016</meta:creation-date>
    <dc:date>2022-12-17T11:42:29.687376694</dc:date>
    <dc:creator>Camille Belmin</dc:creator>
    <meta:editing-duration>PT30S</meta:editing-duration>
    <meta:editing-cycles>1</meta:editing-cycles>
    <meta:document-statistic meta:table-count="1" meta:cell-count="126" meta:object-count="0"/>
    <meta:generator>LibreOffice/6.4.7.2$Linux_X86_64 LibreOffice_project/40$Build-2</meta:generator>
  </office:meta>
</office:document-meta>
</file>